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rame_20_contents">
      <style:paragraph-properties fo:text-align="justify" style:justify-single-word="false"/>
      <style:text-properties style:font-name="Candar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Frame_20_contents">
      <style:paragraph-properties fo:text-align="justify" style:justify-single-word="false"/>
      <style:text-properties style:font-name="Cambria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column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Frame_20_contents">
      <style:paragraph-properties fo:text-align="justify" style:justify-single-word="false"/>
      <style:text-properties style:font-name="Cambria" fo:font-size="10pt" fo:font-style="normal" style:font-size-asian="10pt" style:font-style-asian="normal" style:font-size-complex="10pt" style:font-style-complex="normal"/>
    </style:style>
    <style:style style:name="P10" style:family="paragraph" style:parent-style-name="Frame_20_contents">
      <style:paragraph-properties fo:text-align="justify" style:justify-single-word="false"/>
      <style:text-properties style:font-name="Candar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weight-asian="bold" style:font-style-complex="italic"/>
    </style:style>
    <style:style style:name="T5" style:family="text">
      <style:text-properties fo:font-style="itali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bold"/>
    </style:style>
    <style:style style:name="T9" style:family="text">
      <style:text-properties style:font-name="Cambria" fo:font-size="10pt" style:font-size-asian="10pt" style:font-size-complex="10pt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weight-asian="bold"/>
    </style:style>
    <style:style style:name="T14" style:family="text">
      <style:text-properties style:font-weight-asian="bold" style:font-weight-complex="bold"/>
    </style:style>
    <style:style style:name="T15" style:family="text">
      <style:text-properties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position" style:wrap="none" style:vertical-pos="from-top" style:vertical-rel="page-content" style:horizontal-pos="from-left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75cm" fo:text-indent="-0.499cm" fo:margin-left="0.75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75cm" fo:text-indent="-0.499cm" fo:margin-left="0.75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svg:width="27.661cm" draw:z-index="0">
        <draw:text-box fo:min-height="1.903cm">
          <text:p text:style-name="P1">Konzepte der Programmiersprachen, Sommersemester 2012</text:p>
          <text:p text:style-name="P2">Übung zum Entwurfsrezept zur Funktionsdefinition</text:p>
        </draw:text-box>
      </draw:frame>
      <draw:frame draw:style-name="fr2" draw:name="Rahmen2" text:anchor-type="page" text:anchor-page-number="1" svg:x="1cm" svg:y="5.636cm" svg:width="27.661cm" draw:z-index="1">
        <draw:text-box fo:min-height="14.436cm">
          <text:p text:style-name="P3"><text:span text:style-name="T1"/></text:p>
          <text:p text:style-name="P3"><text:span text:style-name="T1">Aufgabe:</text:span><text:span text:style-name="T2"> </text:span><text:span text:style-name="T3">Schreiben Sie zu jeder Problemstellung (a) <text:s/>Signatur, (b) <text:s/>Aufgabenbeschreibung, <text:s/>(c) Funktionskopf und (d) einige Tests und (e) eine Schablone.</text:span></text:p>
        </draw:text-box>
      </draw:frame>
      <text:p text:style-name="P5"><text:span text:style-name="T9">Problemstellung 1:</text:span></text:p>
      <text:p text:style-name="P4"><text:span text:style-name="T9"/></text:p>
      <text:p text:style-name="Standard"><text:span text:style-name="T9">Berechnen Sie die Fläche eines Rechtecks aus der Länge und Breite des Rechtecks.</text:span></text:p>
      <text:p text:style-name="Standard"><text:span text:style-name="T9"/></text:p>
      <text:p text:style-name="P7"><text:span text:style-name="T9">Problemstellung 2:</text:span></text:p>
      <text:p text:style-name="P4"><text:span text:style-name="T9"/></text:p>
      <text:p text:style-name="Standard"><text:span text:style-name="T9">Ein Boot überquert einen Fluß. Berechnen Sie die Strecke, die das Boot zurücklegt, aus der Breite des Flußes, der Geschwindigkeit des Flußes und der Geschwindigkeit des Bootes (senkrecht zum Fluß).</text:span></text:p>
      <text:p text:style-name="P6"><text:span text:style-name="T9">Problemstellung 3:</text:span></text:p>
      <text:p text:style-name="Standard"><text:span text:style-name="T9"/></text:p>
      <text:p text:style-name="Standard"><text:span text:style-name="T9">Zwei Züge fahren in entgegengesetzte Richtungen auf derselben Strecke. Berechnen Sie, wann sich die Züge treffen, aus der Geschwindigkeit der Züge und der Gesamtlänge der Strecke.</text:span></text:p>
      <text:p text:style-name="Standard"><text:span text:style-name="T9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columns fo:column-count="3" fo:column-gap="0.6cm">
          <style:column-sep style:width="0.002cm" style:color="#000000" style:height="100%"/>
          <style:column style:rel-width="5177*" fo:start-indent="0cm" fo:end-indent="0.3cm"/>
          <style:column style:rel-width="5347*" fo:start-indent="0.3cm" fo:end-indent="0.3cm"/>
          <style:column style:rel-width="5179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4-26T12:57:48.39</meta:creation-date>
    <dc:date>2012-04-26T13:59:24.56</dc:date>
    <dc:creator>Tillmann Rendel</dc:creator>
    <meta:editing-duration>PT00H30M40S</meta:editing-duration>
    <meta:editing-cycles>5</meta:editing-cycles>
    <meta:generator>OpenOffice.org/3.1$Win32 OpenOffice.org_project/310m19$Build-9420</meta:generator>
    <meta:printed-by>Tillmann Rendel</meta:printed-by>
    <meta:print-date>2012-04-26T13:38:22.57</meta:print-date>
    <meta:document-statistic meta:table-count="0" meta:image-count="0" meta:object-count="0" meta:page-count="1" meta:paragraph-count="9" meta:word-count="105" meta:character-count="764"/>
  </office:meta>
</office:document-meta>
</file>